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yd (Richie) Richardson</text:p>
      <text:p text:style-name="P1">(and Yuanfen)</text:p>
      <text:p text:style-name="P1">ME 557</text:p>
      <text:p text:style-name="P2">Homework #3 – Problem #1</text:p>
      <text:p text:style-name="P2"/>
      <text:p text:style-name="P3">There are a number of light source and material parameters to work with in this Problem. <text:s/>Just the ones we manipulated are: the light positions, their ambient, specular, and diffuse intensities, their attenuation coeffiecients, the spotlight's cone angle and direction, the diffuse, ambient, and specular materials, and the material shininess. <text:s/>The subject of this report, however, is endeavors to make the parameters of the light sources and material 'match up'. <text:s/>As such, only parameters which cooperate between at least one light source and the material to create an aspect of the display will be discussed. <text:s/>This eliminates attenuation coefficients and spotlight cone parameters. <text:s/>Also, material shininess, while an important parameter, only determine how widespread the effect of specular lighting is. <text:s/>A properly described system should not fail when material shininess is altered, so it will be excluded from the scope of this report.</text:p>
      <text:p text:style-name="P3"/>
      <text:p text:style-name="P3">Ambient material and light parameters do not rely upon distances from the light source, making them a good starting point for this analysis. <text:s/>The ambient light upon any visible surface is simply (light_source1._ambient_intensity+light_source2._ambient_intensity)*material._ambient_material inside the spotlight, and light_source2._ambient_intensity*material._ambient_material outside the spotlight. <text:s/>In the case of our latest code, the parameters are such that the formulas read (0.3+0.1)*&lt;1.0,0.0,1.0&gt; or 0.1*&lt;1.0,0.0,1.0&gt;. <text:s/>A slightly dark magenta for a base inside the spotlight and a dark magenta for the base outside the spotlight, on the edges of the direct light's diffuse region.</text:p>
      <text:p text:style-name="P3"/>
      <text:p text:style-name="P3">A safe way to choose initial specular and diffuse intensities, since distance is not actually considered in this formulation, would be to make sure the maximum lighting on a point (if both light sources are at the camera and the spotlight points directly at the sphere) is less than or equal to 1.0 in R, G, and B. <text:s/>This suggest intensities of about 0.15, since the materials for specular lighting and diffuse lighting are &lt;1.0,1.0,1.0&gt; and &lt;1.0,0.0,1.0&gt; respectively in our current code and there are two light sources. <text:s/></text:p>
      <text:p text:style-name="P3"/>
      <text:p text:style-name="P3">Unfortunately, since the light sources are not pointing from the camera position, this does not properly balance the light sources. <text:s/>From this point on, intensities are a matter of trial and error, unless angles are individually calculated. <text:s/>I haven't had an opportunity to see our code work personally, since my computer can only render objects in a single color and my partner has been sick and barely in contact recently. <text:s/>Our current specular intensities are 8.0 and 5.5, and our current diffuse intensities are 3.0 and 1.0. <text:s/>This was not what I came up with originally, largely because I was not confident in my ability to extrapolate proper intensities from numbers to properly balance the light sources. <text:s/>From a cursory inspection, these values seem very high, which leaves me even less confident in my ability to estimate intensi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9T12:35:15.25</meta:creation-date>
    <dc:date>2015-10-12T21:53:09.49</dc:date>
    <meta:editing-duration>PT14H42M21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8" meta:word-count="469" meta:character-count="3060"/>
  </office:meta>
</office:document-meta>
</file>